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0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1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2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3" style:family="paragraph" style:parent-style-name="Text_20_body">
      <style:text-properties fo:font-size="12pt" style:font-size-asian="12pt" style:font-size-complex="12pt"/>
    </style:style>
    <style:style style:name="P44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6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4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2">Warmdown: <text:span text:style-name="T3">½ mile in 5:30</text:span></text:p>
      <text:p text:style-name="P33"/>
      <text:p text:style-name="P29"><text:span text:style-name="T6">Wed Oct 31, 2018 </text:span><text:span text:style-name="T1">4.2 miles</text:span></text:p>
      <text:p text:style-name="P31">Warmup: <text:span text:style-name="T3">1 mile in 9:45 </text:span></text:p>
      <text:p text:style-name="P2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0">My times: 3:50, 3:46, 3:42, 3:37 </text:p>
      <text:p text:style-name="P30">My average pace for the last interval was 7:36/mile.</text:p>
      <text:p text:style-name="P31">Warmdown: <text:span text:style-name="T3">0.8 mile jog</text:span></text:p>
      <text:p text:style-name="P30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1">Warmdown:<text:span text:style-name="T3"> ½ mile in 5:25</text:span></text:p>
      <text:p text:style-name="P38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9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8385977809511915146" text:style-name="L1">
        <text:list-item>
          <text:list>
            <text:list-header>
              <text:p text:style-name="P4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4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1712907" text:continue-numbering="true" text:style-name="L1">
        <text:list-item>
          <text:list>
            <text:list-header>
              <text:p text:style-name="P47">Run: 6<text:span text:style-name="T3"> x 0.2 miles at 7:09/mile pace with a 0.2 mile jog before each run. The 0.2 mile runs each took 85.7 seconds. The jogs before each 0.2 mile run took about 2:18.</text:span></text:p>
              <text:p text:style-name="P47">Warmdown: <text:span text:style-name="T3">½ mile in about 5:30</text:span></text:p>
              <text:p text:style-name="P50"/>
              <text:p text:style-name="P47"><text:span text:style-name="T3">Thur Nov 15, 2018 </text:span>2.25 miles<text:span text:style-name="T3"> </text:span></text:p>
              <text:p text:style-name="P50">On the Wise Center indoor track: 1 mile splits 4:55 + 4:35 = 9:30, rest 5 minutes</text:p>
              <text:p text:style-name="P50">On a recumbant stationary bike: </text:p>
              <text:list>
                <text:list-item>
                  <text:list>
                    <text:list-header>
                      <text:p text:style-name="P50"><text:s text:c="5"/>50 calorie ride in 4:10 (final pulse: 137), 25 calorie slow ride </text:p>
                      <text:p text:style-name="P50"><text:s text:c="5"/>25 calorie ride in 1:58, 25 calorie slow ride</text:p>
                      <text:p text:style-name="P5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1737130" text:continue-numbering="true" text:style-name="L1">
        <text:list-item>
          <text:list>
            <text:list-header>
              <text:p text:style-name="P5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1739910" text:continue-numbering="true" text:style-name="L1">
        <text:list-item>
          <text:list>
            <text:list-header>
              <text:p text:style-name="P5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086970374320219676" text:style-name="L2">
        <text:list-item>
          <text:list>
            <text:list-item>
              <text:p text:style-name="P54">miles in the last week</text:p>
              <text:p text:style-name="P5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8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988432493083098173" text:style-name="L3">
        <text:list-item>
          <text:p text:style-name="P55">Warm up with a mile at about 9:00 – 9:30/mile pace and rest a few minutes.</text:p>
        </text:list-item>
        <text:list-item>
          <text:p text:style-name="P55">Start running at about 8:35/mile pace and then adjust pace so that HR is </text:p>
          <text:list>
            <text:list-header>
              <text:p text:style-name="P55"><text:s text:c="10"/>HR0 = 142 +/- 1 bpm.</text:p>
            </text:list-header>
          </text:list>
        </text:list-item>
        <text:list-item>
          <text:p text:style-name="P55">Use a watch to record mile splits and stop running when the split exceeds <text:tab/>Tmax = 8:45</text:p>
        </text:list-item>
        <text:list-item>
          <text:p text:style-name="P55">The more miles I am able to run without reaching 8:45/mile, <text:s/>the better my <text:tab/>fitness.</text:p>
          <text:p text:style-name="P55">If another runner wants to perform the test mentioned above they will need to establish values for HR0 and Tmax in the following way. <text:s/></text:p>
          <text:p text:style-name="P5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6">2.<text:tab/>Next continue running but now adjust pace up and down in order to keep HR <text:tab/>near HR0. <text:s/>Record mile splits on a watch. <text:s/>The split for the 3rd mile is Tmax.</text:p>
          <text:p text:style-name="P67">Continued</text:p>
          <text:p text:style-name="P6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6037391855562200034" text:style-name="L4">
        <text:list-item>
          <text:list>
            <text:list-header>
              <text:p text:style-name="P6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4630045175298364968" text:style-name="L5">
        <text:list-item>
          <text:list>
            <text:list-header>
              <text:p text:style-name="P5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867131677273296119" text:style-name="L6">
        <text:list-item>
          <text:list>
            <text:list-header>
              <text:p text:style-name="P48"/>
              <text:p text:style-name="P48">25.85 miles in the last week</text:p>
            </text:list-header>
          </text:list>
        </text:list-item>
      </text:list>
      <text:p text:style-name="P34"><text:soft-page-break/><text:span text:style-name="T3">Sat Jan 5, 2019</text:span> 4.25 miles</text:p>
      <text:p text:style-name="P35"><text:span text:style-name="T2">Warmup:</text:span> <text:s/>½ mile to the Sportcentrum VU, 1 mile on a treadmill in 8:45, rest about 3:00</text:p>
      <text:p text:style-name="P35"><text:span text:style-name="T2">Run:</text:span> <text:s/>0.05 mile lead into a 2 mile 142 bpm test,</text:p>
      <text:p text:style-name="P35">mile times and pulses at the end of each mile: 8:11 (142), 8:24 (142)</text:p>
      <text:p text:style-name="P35">Compare test to one on Dec 30</text:p>
      <text:p text:style-name="P34">Warm down: <text:span text:style-name="T3">0.2 mile on treadmill and ½ mile outside</text:span></text:p>
      <text:p text:style-name="P35"/>
      <text:p text:style-name="P34"><text:span text:style-name="T3">Sun Jan 6, 2019 </text:span>no running</text:p>
      <text:p text:style-name="P34"/>
      <text:p text:style-name="P34"><text:span text:style-name="T3">Mon Jan 7, 2019 </text:span>5.1 miles</text:p>
      <text:p text:style-name="P35"><text:span text:style-name="T2">Warmup:</text:span> <text:s/>½ mile on a bike path and 0.1 mile on a treadmill</text:p>
      <text:p text:style-name="P35"><text:span text:style-name="T2">Run:</text:span> <text:s/>4 miles on a Sportcentrum treadmill, </text:p>
      <text:p text:style-name="P35">Time: <text:s/>Splits and pulses: 8:55 (137 bpm), 8:27 (143 bpm), 8:32 (142 bpm), 7:34 (164 bpm)</text:p>
      <text:p text:style-name="P35">I ended the last mile a good deal under 7:00/mile pace and my pulse rose to 164 bpm.</text:p>
      <text:p text:style-name="P35"><text:span text:style-name="T2">Warm down:</text:span> <text:s/>½ mile on a bike path </text:p>
      <text:p text:style-name="P35"/>
      <text:p text:style-name="P35">Tues Jan 8, 2019 <text:span text:style-name="T2">3 miles </text:span></text:p>
      <text:p text:style-name="P35">I ran 1 mile and walked 2 miles on bike and walking paths in Amsterdam.</text:p>
      <text:p text:style-name="P35"/>
      <text:p text:style-name="P35">Wed Jan 9, 2019 <text:span text:style-name="T2">5.15 miles</text:span> <text:s/></text:p>
      <text:p text:style-name="P35"><text:span text:style-name="T2">Warmup:</text:span> <text:s/>½ miles to the Sportcentrum VU, rest about 5:00 and a 0.1 mile lead into a 1 mile on a treadmill, time for 1 mile: 8:50, about a 3 minute rest</text:p>
      <text:p text:style-name="P35"><text:span text:style-name="T2">Run:</text:span> <text:s/>0.1 mile lead into a 4 mile 142 bpm test,</text:p>
      <text:p text:style-name="P35">mile times and pulses at the end of each mile: 8:06 (143), 8:16 (141), 8:23 (142), 8:30 (142)</text:p>
      <text:p text:style-name="P35">This is the best recent result for a 142 bpm test. Compare today's splits to ones on Dec 12</text:p>
      <text:p text:style-name="P34">Warm down: <text:span text:style-name="T3">½ mile outside</text:span></text:p>
      <text:p text:style-name="P35"/>
      <text:p text:style-name="P35">Thur Jan 10, 2019 <text:span text:style-name="T2">3 miles </text:span></text:p>
      <text:p text:style-name="P35">I ran 1 mile and walked 2 miles on bike and walking paths in Amsterdam.</text:p>
      <text:p text:style-name="P35"/>
      <text:p text:style-name="P35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6">Mon Jan 14, 2019 <text:span text:style-name="T2">3 miles </text:span></text:p>
      <text:p text:style-name="P36">I ran 1 mile and walked 2 miles on bike and walking paths in Amsterdam.</text:p>
      <text:p text:style-name="P36"/>
      <text:p text:style-name="P36">Tues Jan 15, 2019 <text:span text:style-name="T2">7 miles</text:span> <text:s/></text:p>
      <text:p text:style-name="P36"><text:span text:style-name="T2">Warmup:</text:span> <text:s/>1 mile on bike paths, rest about 7:00 and a 0.3 mile lead into a 142 bpm test</text:p>
      <text:p text:style-name="P36"><text:span text:style-name="T2">Run:</text:span> <text:s/>5 mile 142 bpm test,</text:p>
      <text:p text:style-name="P36">mile times and pulses at the end of each mile: 8:14 (142), 8:26 (142), 8:27 (142), 8:25 (142), 8:30 (142)</text:p>
      <text:p text:style-name="P37">Warm down: <text:span text:style-name="T3">0.2 miles on the treadmill</text:span> <text:span text:style-name="T3">and</text:span> <text:span text:style-name="T3">½ mile outside</text:span></text:p>
      <text:p text:style-name="P36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070342253617582226" text:style-name="L7">
        <text:list-item>
          <text:list>
            <text:list-header>
              <text:p text:style-name="P59">1.5 miles on a treadmill averaging about 8:45/mile and rest about 4 minutes</text:p>
              <text:p text:style-name="P56">Run:<text:span text:style-name="T3"> 0.15 mile lead into a 1mile run in 7:13, ¼ mile splits: 1:50, 1:50, 1:48, 1:45</text:span></text:p>
              <text:p text:style-name="P59">I ran the last 0.2 miles under 7:00/mile pace. Pulse at the end of run: 158 bpm</text:p>
              <text:p text:style-name="P5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65035787051923865" text:style-name="L8">
        <text:list-item>
          <text:list>
            <text:list-header>
              <text:p text:style-name="P49">Run:<text:span text:style-name="T3"> 5 x ½ mile on a treadmill with ¼ mile jogs before each run </text:span></text:p>
              <text:p text:style-name="P5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7879108756841786937" text:style-name="L9">
        <text:list-item>
          <text:list>
            <text:list-header>
              <text:p text:style-name="P61">2.3 miles on a 535 m hilly loop in Greendale Cemetery averaging 10:40/mile</text:p>
              <text:p text:style-name="P61">Sum of ascents on the 2.33 mile run: 160 feet </text:p>
              <text:p text:style-name="P61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6" text:outline-level="1"><text:soft-page-break/>6 hour run Buffalo NY April 28, 2019 </text:h>
      <text:h text:style-name="P46" text:outline-level="1">The run is on a 3.24 mile course on Amherst Bike Path <text:s text:c="2"/></text:h>
      <text:h text:style-name="P46" text:outline-level="1">Lap<text:tab/> <text:s text:c="3"/>Time(<text:span text:style-name="T14">Watch</text:span>) <text:s text:c="2"/>Time(<text:span text:style-name="T15">Clock</text:span>)</text:h>
      <text:p text:style-name="P40"><text:s text:c="2"/>0<text:tab/><text:tab/>0:00 <text:s text:c="10"/>8:00 AM</text:p>
      <text:p text:style-name="P41"><text:s text:c="2"/>1 <text:s text:c="13"/>0:36 <text:s text:c="10"/>8:36<text:tab/><text:tab/>Salt Stick<text:tab/>Gatorade<text:tab/><text:tab/><text:tab/><text:tab/><text:tab/><text:tab/></text:p>
      <text:p text:style-name="P40"><text:s text:c="2"/>2<text:tab/><text:tab/>1:12 <text:s text:c="10"/>9:12<text:tab/><text:tab/><text:tab/><text:tab/>Gatorade<text:tab/><text:tab/>gel<text:tab/><text:tab/><text:tab/></text:p>
      <text:p text:style-name="P44"><text:s text:c="4"/>3<text:tab/><text:tab/> 1:48 <text:s text:c="10"/>9:48<text:tab/><text:tab/> <text:s/>Salt Stick<text:tab/> <text:s/>Gatorade<text:tab/><text:tab/></text:p>
      <text:p text:style-name="P45"><text:s text:c="4"/>4<text:tab/><text:tab/> 2:24 <text:s text:c="8"/>10:24<text:tab/><text:tab/><text:tab/> <text:s/><text:tab/> <text:s/>Gatorade<text:tab/><text:tab/> gel</text:p>
      <text:p text:style-name="P40"><text:s text:c="2"/>5<text:tab/><text:tab/>3:00 <text:s text:c="8"/>11:00<text:tab/><text:tab/>Salt Stick<text:tab/>Gatorade</text:p>
      <text:p text:style-name="P40"><text:s text:c="2"/>6<text:tab/><text:tab/>3:36 <text:s text:c="8"/>11:36<text:tab/><text:tab/><text:tab/><text:tab/>Gatorade<text:tab/> <text:s text:c="6"/><text:tab/>gel</text:p>
      <text:p text:style-name="P40"><text:s text:c="2"/>7<text:tab/><text:tab/>4:12 <text:s text:c="8"/>12:12<text:tab/><text:tab/>Salt Stick<text:tab/>Gatorade<text:tab/><text:tab/>gel</text:p>
      <text:p text:style-name="P40"><text:s text:c="2"/>8<text:tab/><text:tab/>4:48 <text:s text:c="8"/>12:48<text:tab/><text:tab/><text:tab/><text:tab/>Coke</text:p>
      <text:p text:style-name="P40"><text:s text:c="2"/>9<text:tab/><text:tab/>5:24<text:tab/> <text:s text:c="8"/>1:24 <text:tab/><text:tab/>Salt Stick<text:tab/>Coke</text:p>
      <text:p text:style-name="P40">10<text:tab/><text:tab/>6:00<text:tab/><text:tab/>2:00</text:p>
      <text:p text:style-name="P42">I will carry a few additional gels.</text:p>
      <text:p text:style-name="P42"/>
      <text:p text:style-name="P42">Each bottle of Gatorade and Coke will contain about 13 ounces.</text:p>
      <text:p text:style-name="P42">The total ounces will be 13x9 = 117 and ounces per mile = 117/32.4 = 3.6/mile <text:tab/>On a cool day this is good for me. Gatorade has 6.67 calories/ounce, Coke 12.5 calories/ounce.</text:p>
      <text:p text:style-name="P42"/>
      <text:p text:style-name="P42">Total calories consumed during the 5.4 hours after the first lap will be:</text:p>
      <text:p text:style-name="P42"><text:s text:c="9"/>For each of 7 Gatorade bottles: </text:p>
      <text:p text:style-name="P42"><text:tab/><text:tab/>13 ounces x 6.67 cal/ounces = 87 cal/bottle</text:p>
      <text:p text:style-name="P43"><text:span text:style-name="T12"><text:tab/></text:span><text:span text:style-name="T13">For all 7 bottles Gatorade: 7 x 87 = 609 calories</text:span></text:p>
      <text:p text:style-name="P42"><text:tab/>For each of 2 Coke bottles:</text:p>
      <text:p text:style-name="P42"><text:tab/><text:tab/>13 ounces x 12.5 cal/ounce = 162 cal/bottle</text:p>
      <text:p text:style-name="P43"><text:span text:style-name="T12"><text:tab/></text:span><text:span text:style-name="T13">For 2 bottles of Coke: 2 x 162 = 324 calories</text:span></text:p>
      <text:p text:style-name="P43"><text:span text:style-name="T12"><text:tab/></text:span><text:span text:style-name="T13">For 4 gels: 400 calories</text:span></text:p>
      <text:p text:style-name="P43"><text:span text:style-name="T12"><text:tab/></text:span><text:span text:style-name="T13">Total = 609 + 324 + 400 = 1333</text:span><text:span text:style-name="T12"> after the first lap i.e. during 5.4 hours.</text:span></text:p>
      <text:p text:style-name="P42">Calories/hour = 1333/5.4 = 247 cal <text:s text:c="2"/>This is how many calories the body can absorb per hour.</text:p>
      <text:p text:style-name="P42"/>
      <text:p text:style-name="P42"/>
      <text:p text:style-name="P16"><text:soft-page-break/>Sat May 4, 2019 <text:span text:style-name="T2">5.5 miles</text:span></text:p>
      <text:p text:style-name="P16"><text:span text:style-name="T2">On a staionary recumbent bike set at level 12: </text:span>I did a 500 calorie ride in 49:30. <text:s/>Final heart rate 117 bpm, Average heart rate about 108 bpm.</text:p>
      <text:p text:style-name="P25">Warm down: <text:span text:style-name="T3">½ mile jog and walk home uphill. </text:span></text:p>
      <text:p text:style-name="P63"/>
      <text:p text:style-name="P26"><text:span text:style-name="T3">Sun May 5, 2019 </text:span>no running </text:p>
      <text:p text:style-name="P26"/>
      <text:p text:style-name="P26">On May 2, my right calf cramped while running. Since then the calf has been sore. <text:s/>I have been massaging it every day and this seems to help.</text:p>
      <text:p text:style-name="P26"/>
      <text:p text:style-name="P27">Mon May 6, 2019 <text:span text:style-name="T2">6 miles</text:span> </text:p>
      <text:p text:style-name="P27"><text:span text:style-name="T2">Run:</text:span> I ran 5 miles averaging 10:00/mile. <text:s/>The first 4 miles were on hilly roads and the last mile was on the Allegheny College track. <text:s/>My right calf was still a little sore.</text:p>
      <text:p text:style-name="P26">Warm down: <text:s/>I jogged 1 mile home.</text:p>
      <text:p text:style-name="P26"/>
      <text:p text:style-name="P27">Tues May 7, 2019 <text:span text:style-name="T2">6 miles</text:span> </text:p>
      <text:p text:style-name="P27"><text:span text:style-name="T2">Run:</text:span> I ran the same 5 mile course that I did yesterday and averaged 9:33/mile. <text:s/>My calf was somewhat better.</text:p>
      <text:p text:style-name="P26">Warm down: <text:span text:style-name="T3"><text:s/>I jogged 1 mile home.</text:span></text:p>
      <text:p text:style-name="P26">Splits for the 5 mile run:</text:p>
      <text:p text:style-name="P27">Yesterday: <text:s/>10:45 (up hill), 9:50, 9:23, 9:51, 10:10 </text:p>
      <text:p text:style-name="P27">Today: <text:s text:c="7"/>10:17 (up hill), 9:39, 9:24, 9:32, 8:53</text:p>
      <text:p text:style-name="P27"/>
      <text:p text:style-name="P27">Wed May 8, 2019 <text:span text:style-name="T2">5.5 miles </text:span><text:s/></text:p>
      <text:p text:style-name="P27"><text:span text:style-name="T2">Ride:</text:span> I did a 500 calorie ride on a stationary recumbent bike on level 12.</text:p>
      <text:p text:style-name="P27">100 calorie splits: 11:10, 11:02, 11:00, 10:20, 9:40.</text:p>
      <text:p text:style-name="P27">The pulse at the end was 115 bpm</text:p>
      <text:p text:style-name="P27">I count this ride as equivalent to a 5 mile run.</text:p>
      <text:p text:style-name="P26">Warm down: <text:span text:style-name="T3">I walked and jogged ½ mile home.</text:span></text:p>
      <text:p text:style-name="P27"/>
      <text:p text:style-name="P2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08T21:52:07.72</dc:date>
    <dc:creator>James  Lombardi</dc:creator>
    <meta:editing-duration>P8DT16H42M21S</meta:editing-duration>
    <meta:editing-cycles>767</meta:editing-cycles>
    <meta:generator>OpenOffice/4.1.2$Win32 OpenOffice.org_project/412m3$Build-9782</meta:generator>
    <meta:document-statistic meta:table-count="0" meta:image-count="0" meta:object-count="0" meta:page-count="33" meta:paragraph-count="854" meta:word-count="10615" meta:character-count="53366"/>
  </office:meta>
</office:document-meta>
</file>